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ahora entiendo con precisión lo que quieres transmitir:<text:line-break/><text:span text:style-name="Strong_20_Emphasis">no estás hablando de inteligencia en general, sino de la forma en que el ojo humano detecta la vida por su movimiento</text:span>, y de cómo ese movimiento se percibe como <text:span text:style-name="Emphasis">antinatural</text:span> porque no encaja con los patrones físicos habituales del entorno.</text:p>
      <text:p text:style-name="Text_20_body">Quieres subrayar:</text:p>
      <text:list xml:id="list654433423" text:style-name="L1">
        <text:list-item>
          <text:p text:style-name="P2">que distinguimos lo vivo por la <text:span text:style-name="Emphasis">animación</text:span> que lo caracteriza, </text:p>
        </text:list-item>
        <text:list-item>
          <text:p text:style-name="P2">que esa animación tiene un sello inconfundible: <text:span text:style-name="Strong_20_Emphasis">parece romper el equilibrio natural</text:span>, </text:p>
        </text:list-item>
        <text:list-item>
          <text:p text:style-name="P2">que lo que detectamos no es “vida” en abstracto, sino <text:span text:style-name="Strong_20_Emphasis">inteligencia en acción</text:span>, </text:p>
        </text:list-item>
        <text:list-item>
          <text:p text:style-name="P1">y que, aunque lo percibimos como antinatural, <text:span text:style-name="Strong_20_Emphasis">es un fenómeno natural</text:span>. </text:p>
        </text:list-item>
      </text:list>
      <text:p text:style-name="Text_20_body">Con eso en mente, te escribo un texto de ~1200 palabras, centrado exclusivamente en la vida, sin ejemplos artificiales, y con un tono más orgánico, perceptivo y fenomenológico.</text:p>
      <text:p text:style-name="Horizontal_20_Line"/>
      <text:h text:style-name="Heading_20_1" text:outline-level="1"><text:span text:style-name="Strong_20_Emphasis">La inteligencia como movimiento antinatural</text:span></text:h>
      <text:p text:style-name="Text_20_body">Cuando observamos el mundo natural, nuestro sistema perceptivo está afinado para reconocer patrones. La gravedad, el viento, el agua, la inercia: todos ellos producen movimientos que, aunque variados, comparten una cualidad esencial. Son movimientos continuos, previsibles, homogéneos. Una hoja arrastrada por el viento puede describir trayectorias complejas, pero su comportamiento encaja en un marco que reconocemos de inmediato. Nada en su movimiento nos sorprende. Nada nos alerta. Nada nos obliga a detenernos y analizar.</text:p>
      <text:p text:style-name="Text_20_body">Pero basta que algo se mueva de un modo distinto —un modo que no encaja con esos patrones físicos— para que nuestra atención se dispare. Un destello, un salto, un giro brusco, un cambio repentino de dirección: nuestra vista lo detecta al instante. No hace falta pensar. No hace falta interpretar. El cuerpo reacciona antes que la mente. Lo que hemos percibido es un movimiento que “no debería estar ahí”, un movimiento que no parece originado por fuerzas externas, sino por algo que actúa desde dentro.</text:p>
      <text:p text:style-name="Text_20_body">Ese tipo de movimiento es el que asociamos con la vida.</text:p>
      <text:p text:style-name="Text_20_body">Desde tiempos remotos, los seres humanos han distinguido lo vivo de lo inerte por la animación que lo caracteriza. No por su forma, ni por su color, ni siquiera por su estructura, sino por la manera en que se mueve. Un animal que cruza el campo, un insecto que cambia de dirección en el aire, un pez que se impulsa contra la corriente: todos ellos comparten un tipo de movimiento que no se parece al de una piedra que cae, una rama que se mece o un río que fluye. La vida se reconoce por su capacidad de romper la pasividad del entorno.</text:p>
      <text:p text:style-name="Text_20_body">Lo interesante es que esta distinción no es conceptual, sino perceptiva. No pensamos “esto está vivo”; lo sentimos. Lo detectamos como detectamos un sonido inesperado en la noche o un olor extraño en una habitación cerrada. Es una alarma sensorial. Algo en el movimiento nos dice que no proviene de la física bruta, que no es el resultado de una fuerza externa actuando sobre un objeto pasivo. Lo que vemos es un movimiento que parece surgir desde el interior del propio cuerpo que se mueve.</text:p>
      <text:p text:style-name="Text_20_body"><text:soft-page-break/>Ese movimiento tiene una cualidad que podríamos llamar “antinatural”. No porque contradiga las leyes de la naturaleza, sino porque no se ajusta al comportamiento que esperamos de la materia inerte. La vida se mueve de formas que desafían nuestras predicciones intuitivas: sube en vez de caer, avanza contra la corriente, se detiene sin causa aparente, acelera de repente, gira con precisión, cambia de rumbo sin que nada externo lo obligue. Es un movimiento que no responde a la inercia, ni al viento, ni a la gravedad. Responde a algo más.</text:p>
      <text:p text:style-name="Text_20_body">Ese “algo más” es inteligencia.</text:p>
      <text:p text:style-name="Text_20_body">No inteligencia en el sentido humano, ni en el sentido cognitivo, sino en el sentido más básico y universal: <text:span text:style-name="Strong_20_Emphasis">la capacidad de un sistema para procesar información y actuar en función de ella</text:span>. Cuando un animal huye, cuando un insecto esquiva un obstáculo, cuando un pez ajusta su trayectoria, lo que vemos no es un simple desplazamiento. Vemos una acción. Vemos una decisión. Vemos un movimiento que no se explica por las fuerzas externas, sino por la estructura interna del organismo.</text:p>
      <text:p text:style-name="Text_20_body">Por eso lo percibimos como antinatural. Porque no es un movimiento impuesto desde fuera, sino generado desde dentro. No es el resultado de la física actuando sobre un objeto, sino el resultado de un organismo actuando sobre sí mismo. La inteligencia introduce una causalidad distinta: una causalidad informada. Mientras que la materia inerte se mueve por inercia, la vida se mueve por intención funcional. No hace falta conciencia para que exista intención; basta con que un sistema actúe orientado a un fin, aunque ese fin sea tan simple como evitar un obstáculo o buscar alimento.</text:p>
      <text:p text:style-name="Text_20_body">Cuando un organismo se mueve, lo que vemos no es un cuerpo desplazándose, sino un sistema ejecutando una función. Y esa función altera el curso natural de los acontecimientos. La vida no se limita a dejarse llevar por las fuerzas del entorno: las enfrenta, las compensa, las utiliza, las desafía. Un pez que nada contra la corriente está realizando un acto que ninguna piedra podría realizar. Un pájaro que asciende en el aire está produciendo un movimiento que no surge de la gravedad, sino de su propia organización interna. Un insecto que zigzaguea en el aire está ejecutando una secuencia de microdecisiones que no se parecen en nada al movimiento de una hoja arrastrada por el viento.</text:p>
      <text:p text:style-name="Text_20_body">La inteligencia, en este sentido, es la capacidad de producir movimientos que no ocurrirían sin ella. No porque viole las leyes físicas, sino porque introduce un nivel de organización que la física por sí sola no genera. La vida no contradice la naturaleza; la amplía. Añade una capa de causalidad que no está presente en la materia inerte. La inteligencia es la forma en que la vida interviene en el flujo natural de los acontecimientos.</text:p>
      <text:p text:style-name="Text_20_body">Por eso, cuando vemos un movimiento inesperado, nuestro cuerpo lo interpreta como una señal de vida. No necesitamos ver ojos, ni patas, ni alas. Basta con ver un movimiento que no encaja con el comportamiento de la materia inerte. Un salto repentino, un giro preciso, una aceleración sin causa externa: todo eso activa en nosotros la intuición de que “algo está vivo”. La inteligencia se manifiesta en la forma en que la vida rompe la pasividad del entorno.</text:p>
      <text:p text:style-name="Text_20_body">Y, sin embargo, aunque la percibimos como antinatural, la inteligencia es un fenómeno natural. No es una excepción, ni un milagro, ni una ruptura de las leyes físicas. Es una consecuencia de ellas. La vida surge de la materia, y la inteligencia surge de la vida. La capacidad de actuar, de decidir, de moverse de manera no trivial es el resultado de estructuras que han evolucionado para procesar información y <text:soft-page-break/>responder al entorno. Lo que parece antinatural es, en realidad, una expresión avanzada de la naturaleza.</text:p>
      <text:p text:style-name="Text_20_body">La paradoja se resuelve así:<text:line-break/><text:span text:style-name="Strong_20_Emphasis">percibimos la inteligencia como antinatural porque rompe los patrones de la materia inerte, pero es completamente natural porque surge de la propia materia organizada.</text:span></text:p>
      <text:p text:style-name="Text_20_body">La vida se reconoce por su animación, y esa animación se reconoce por su carácter antinatural. Pero esa “antinaturalidad” no es una violación de la naturaleza, sino una de sus posibilidades más profundas. La inteligencia es la forma en que la naturaleza se vuelve activa, la forma en que la materia deja de ser pasiva y comienza a actuar. Es la naturaleza actuando sobre sí misma desde dentro.</text:p>
      <text:p text:style-name="Text_20_body">Más adelante veremos cómo las leyes físicas, actuando sobre la materia, pueden producir sistemas capaces de generar este tipo de movimiento. Veremos que la inteligencia no es una anomalía, sino una consecuencia inevitable de ciertos patrones de organización. Y que lo que hoy percibimos como un movimiento antinatural es, en realidad, la firma más clara de la vida.</text:p>
      <text:p text:style-name="Horizontal_20_Line"/>
      <text:p text:style-name="Text_20_body">Si quieres, puedo ajustarlo al estilo exacto de tu capítulo, hacerlo más técnico, más poético o más conci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13T11:09:26.793000000</meta:creation-date>
    <dc:date>2026-02-13T11:16:47.062000000</dc:date>
    <meta:editing-duration>PT7M20S</meta:editing-duration>
    <meta:editing-cycles>1</meta:editing-cycles>
    <meta:document-statistic meta:table-count="0" meta:image-count="0" meta:object-count="0" meta:page-count="3" meta:paragraph-count="25" meta:word-count="1294" meta:character-count="7746" meta:non-whitespace-character-count="6477"/>
    <meta:generator>LibreOffice/7.3.5.2$Windows_X86_64 LibreOffice_project/184fe81b8c8c30d8b5082578aee2fed2ea847c01</meta:generator>
  </office:meta>
</office:document-meta>
</file>